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d056e"/>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tección de Anomalías en NASA C-MAPSS</text:h>
      <text:p text:style-name="Text_20_body">Este reporte presenta los resultados de un estudio comparativo de siete técnicas de detección de anomalías aplicadas al dataset NASA C-MAPSS, que simula la degradación de motores turbofan. Se evaluaron métodos clásicos como Z-score y PCA, técnicas de aprendizaje automático no supervisado como Isolation Forest y One-Class SVM, y arquitecturas de deep learning incluyendo Autoencoder, LSTM-Autoencoder y TCN-VAE. Las pruebas se realizaron sobre cuatro subdatasets con complejidad creciente.</text:p>
      <text:p text:style-name="Text_20_body">Los resultados demuestran que las técnicas de deep learning, particularmente TCN-VAE y Autoencoder, ofrecen el mejor balance entre detección temprana y robustez. Por el contrario, los métodos clásicos como Z-score muestran limitaciones significativas cuando enfrentan escenarios multimodales complejos.</text:p>
      <text:h text:style-name="Heading_20_2" text:outline-level="2">Introducción</text:h>
      <text:h text:style-name="Heading_20_3" text:outline-level="3">Contexto del Problema</text:h>
      <text:p text:style-name="Text_20_body">El mantenimiento predictivo en sistemas industriales críticos, como los motores de aeronaves, representa un desafío técnico y económico importante. La capacidad de detectar <text:span text:style-name="T1">la </text:span>degradación temprana permite reducir los cost<text:span text:style-name="T1">e</text:span>s de mantenimiento, aumentar la disponibilidad, prevenir fallos y optimizar los inventarios de repuestos.</text:p>
      <text:h text:style-name="Heading_20_3" text:outline-level="3">Dataset NASA C-MAPSS</text:h>
      <text:p text:style-name="Text_20_body">El dataset C-MAPSS (Commercial Modular Aero-Propulsion System Simulation) fue desarrollado por <text:span text:style-name="T1">la </text:span>NASA para <text:span text:style-name="T1">la </text:span>investigación en pronóstico y gestión de salud. <text:span text:style-name="T1">Este c</text:span>ontiene cuatro subdatasets que varían en complejidad.</text:p>
      <text:p text:style-name="Text_20_body">FD001 incluye 100 unidades de entrenamiento y 100 de prueba, opera bajo una única condición operativa (nivel del mar) y presenta un solo modo de fallo (degradación HPC). FD002 aumenta la escala a 260 unidades de entrenamiento y 259 de prueba, introduce seis condiciones operativas diferentes pero mantiene el modo de fallo único. FD003 vuelve a las 100 unidades pero añade un segundo modo de fallo (HPC más ventilador) bajo condición única. Finalmente, FD004 combina la máxima complejidad con 248 unidades de entrenamiento, 249 de prueba, seis condiciones operativas y dos modos de fallo simultáneos.</text:p>
      <text:p text:style-name="Text_20_body">Cada <text:span text:style-name="T1">unidad </text:span>temporal contiene tres configuraciones operativas (altitud, número de Mach y TRA), veintiún sensores que miden temperatura, presión, velocidad y relaciones de flujo, además del identificador de unidad y ciclo temporal.</text:p>
      <text:h text:style-name="Heading_20_2" text:outline-level="2">Metodología</text:h>
      <text:h text:style-name="Heading_20_3" text:outline-level="3">Preprocesamiento de Datos</text:h>
      <text:p text:style-name="Text_20_body">Para todos los experimentos se aplicó <text:span text:style-name="T1">analálisis exploratorio de datos (EDA)</text:span>. Los datos se normalizaron mediante StandardScaler sobre las características de sensores. Se eliminaron las variables constantes, es decir, aquellos sensores sin variabilidad. Para los métodos temporales se <text:soft-page-break/>crearon ventanas de 50 ciclos consecutivos. Las etiquetas de <text:span text:style-name="T2">ground truth</text:span> se definieron con base en el RUL (Remaining Useful Life).</text:p>
      <text:h text:style-name="Heading_20_3" text:outline-level="3">Métricas de Evaluación</text:h>
      <text:p text:style-name="Text_20_body">La comparación entre algoritmos se realizó utilizando varias métricas complementarias. La tasa de detección indica el porcentaje de unidades donde se identificaron anomalías. El RUL promedio en primera detección mide cuántos ciclos restaban hasta el fallo cuando se detectó la primera anomalía. El porcentaje del ciclo de vida indica el momento relativo de detección respecto a la vida útil total. Las detecciones tempranas cuentan las unidades identificadas antes del 50% de su vida útil. La tasa de falsos positivos mide el porcentaje de detecciones incorrectas durante la fase normal de operación.</text:p>
      <text:h text:style-name="Heading_20_3" text:outline-level="3">Algoritmos Implementados</text:h>
      <text:p text:style-name="Text_20_body">Los métodos clásicos incluyeron Z-score, que detecta anomalías basándose en la desviación estándar <text:s/>con la ventaja de ser computacionalmente eficiente aunque limitado, y PCA, que realiza reducción dimensional seguida de reconstrucción para detectar anomalías. </text:p>
      <text:p text:style-name="Text_20_body">Entre las técnicas de machine learning no supervisado se implementaron Isolation Forest con 100 árboles de aislamiento y contaminación de 0.1, que identifica como normales los puntos difíciles de aislar, y One-Class SVM con kernel RBF y parámetro nu de 0,1.</text:p>
      <text:p text:style-name="Text_20_body">Las arquitecturas de deep learning comprendieron el Autoencoder estándar con arquitectura de 21 entradas, capas ocultas de 64, 32 y 16 unidades en el encoder y su espejo en el decoder, utilizando activación ReLU y pérdida MSE para detectar anomalías mediante el error de reconstrucción. El LSTM-Autoencoder incorpora dos capas LSTM de 64 y 32 unidades en el encoder para capturar dependencias temporales en secuencias de 50 ciclos. El TCN-VAE combina convoluciones causales temporales en el encoder con un espacio latente gaussiano de dimensión 16 y optimiza la función de pérdida ELBO, ofreciendo un receptive field extenso junto con modelado probabilístico.</text:p>
      <text:h text:style-name="Heading_20_2" text:outline-level="2">Resultados Experimentales</text:h>
      <text:h text:style-name="Heading_20_3" text:outline-level="3">FD001: Escenario Controlado</text:h>
      <text:p text:style-name="Text_20_body">Este subdataset representa el caso más simple con condiciones operativas constantes y un único modo de degradación HPC.</text:p>
      <text:p text:style-name="Text_20_body">TCN-VAE destacó con detección perfecta del 100%, identificando anomalías cuando restaban 148 ciclos de vida útil (27% del ciclo) y logrando que todas las unidades fueran detectadas tempranamente, aunque con 36% de falsos positivos. Z-score logró detección temprana con 172 ciclos restantes pero su alta sensibilidad podría generar <text:span text:style-name="T1">falsos positivos</text:span>. LSTM-Autoencoder mostró una tasa de falsos positivos notablemente baja de solo 3%, aunque detectó más tarde en el ciclo de vida. PCA fue el único método que no alcanzó cobertura completa, quedándose en 93% de detección.</text:p>
      <text:h text:style-name="Heading_20_3" text:outline-level="3">FD002: Complejidad Multimodal</text:h>
      <text:p text:style-name="Text_20_body">La introducción de seis condiciones operativas diferentes aumentó significativamente la complejidad del problema.</text:p>
      <text:p text:style-name="Text_20_body"><text:soft-page-break/>El resultado más notable fue el colapso total de Z-score, que solo logró detectar el 4.62% de las unidades, evidenciando su fragilidad ante la variabilidad <text:span text:style-name="T1">de los datos complejos.</text:span> Autoencoder <text:span text:style-name="T1">consiguió un</text:span> 100% de detección, buen balance en detección temprana con 96.83 ciclos de RUL restante y falsos positivos razonables del 18.46%. Isolation Forest logró detección muy temprana con 146 ciclos pero presentó una tasa de falsos positivos del 53.85%. LSTM-Autoencoder sufrió una caída significativa quedándose en 70% de detección.</text:p>
      <text:h text:style-name="Heading_20_3" text:outline-level="3">FD003: Modos de Fallo Múltiples</text:h>
      <text:p text:style-name="Text_20_body">Este dataset presenta condición operativa única pero dos modos de degradación simultáneos.</text:p>
      <text:p text:style-name="Text_20_body">TCN-VAE ofreció el mejor balance con 100% de detección y solo 7% de falsos positivos. PCA y Autoencoder detectaron más temprano pero con tasas de falsos positivos entre 40% y 45%. Los métodos temporales como LSTM-AE y TCN-VAE mostraron mayor robustez ante múltiples patrones de degradación. Isolation Forest detectó muy tarde, cuando ya había transcurrido el 81% del ciclo de vida, con pocas detecciones tempranas.</text:p>
      <text:h text:style-name="Heading_20_3" text:outline-level="3">FD004: Máxima Complejidad</text:h>
      <text:p text:style-name="Text_20_body">El escenario más realista combina variabilidad operativa con múltiples modos de fallo.</text:p>
      <text:p text:style-name="Text_20_body">TCN-VAE destacó nuevamente con la detección más temprana, identificando anomalías cuando restaban 176 ciclos de RUL (28% del ciclo) y logrando que el 99.2% de las unidades fueran detectadas tempranamente, aunque con 60% de falsos positivos. Autoencoder mantuvo 100% de detección con falsos positivos moderados del 29%. LSTM-Autoencoder mostró degradación significativa con solo 64% de detección en este escenario de máxima complejidad. Z-score nuevamente falló con apenas 4.82% de detección, confirmando su inviabilidad para escenarios multimodales. Isolation Forest balanceó bien la detección perfecta con falsos positivos del 22%.</text:p>
      <text:h text:style-name="Heading_20_2" text:outline-level="2">Comparación Entre Familias de Algoritmos</text:h>
      <text:h text:style-name="Heading_20_3" text:outline-level="3">Métodos Clásicos</text:h>
      <text:p text:style-name="Text_20_body">Los métodos clásicos ofrecen ventajas en eficiencia computacional e interpretabilidad, con buen desempeño en escenarios controlados como FD001. Sin embargo, presentan debilidades importantes. Z-score colapsa totalmente en datasets multimodales, alcanzando apenas 5% de detección en FD002 y FD004. PCA presenta tasas de falsos positivos elevadas de hasta 45% en FD003. Ninguno de estos métodos captura dependencias temporales y ambos son frágiles ante heterogeneidad operativa. La recomendación es que solo son viables para FD001 y no se recomienda su uso en producción.</text:p>
      <text:h text:style-name="Heading_20_3" text:outline-level="3">Machine Learning No Supervisado</text:h>
      <text:p text:style-name="Text_20_body">Isolation Forest logra 100% de detección en todos los datasets con múltiples condiciones sin requerir modelado de dependencias temporales, mostrando robustez ante multimodalidad. Sus debilidades incluyen tasas de falsos positivos inaceptables en FD002 (53.85%), detección tardía en FD003 (81% del ciclo) y falta de interpretabilidad en las decisiones. Es viable para FD001 y FD004 pero requiere ajuste de hiperparámetros para reducir falsos positivos.</text:p>
      <text:h text:style-name="Heading_20_3" text:outline-level="3"><text:soft-page-break/>Deep Learning</text:h>
      <text:p text:style-name="Text_20_body">TCN-VAE ofrece el mejor desempeño general, logrando en FD001 detección perfecta en el 27% del ciclo con 36% de falsos positivos, y en FD004 detección perfecta en el 28% del ciclo con 60% de falsos positivos. Autoencoder demuestra consistencia sobresaliente con 100% de detección en FD002, FD003 y FD004, manteniendo falsos positivos controlados entre 18% y 41%. Ambos capturan patrones complejos y temporales. LSTM-Autoencoder presenta degradación inesperada en FD002 (70%) y FD004 (64%). Estos métodos requieren más recursos computacionales, mayor tiempo de entrenamiento y son sensibles a los hiperparámetros. Se recomienda TCN-VAE cuando la detección temprana es crítica, y Autoencoder para balance entre simplicidad y rendimiento.</text:p>
      <text:h text:style-name="Heading_20_2" text:outline-level="2">Análisis de Variables Críticas</text:h>
      <text:h text:style-name="Heading_20_3" text:outline-level="3">Sensores con Mayor Poder Discriminativo</text:h>
      <text:p text:style-name="Text_20_body">Mediante análisis de importancia de reconstrucción en Autoencoders y contribución a componentes principales en PCA se identificaron los cinco sensores más críticos. El Sensor 11, que mide presión estática a la salida del HPC, es indicador directo de degradación HPC. El Sensor 4 mide temperatura de salida del LPC y refleja eficiencia del compresor de baja presión. El Sensor 7 registra temperatura total a la salida del HPC. El Sensor 15 mide presión total en el conducto bypass. El Sensor 21 monitorea el sangrado de refrigerante de HPT e indica eficiencia de la turbina de alta presión.</text:p>
      <text:h text:style-name="Heading_20_2" text:outline-level="2">Propuesta de Arquitectura: Gemelo Digital</text:h>
      <text:h text:style-name="Heading_20_3" text:outline-level="3">Componentes del Sistema</text:h>
      <text:p text:style-name="Text_20_body">El sistema propuesto comienza con la capa de sensores y captura, donde los 21 canales físicos alimentan un Edge Gateway que también captura telemetría con identificador de unidad y ciclo temporal.</text:p>
      <text:p text:style-name="Text_20_body">La ingesta y preprocesamiento ocurre en el edge, aplicando normalización por régimen operativo mediante StandardScaler ajustado a cada setting, eliminando variables constantes y generando ventanas de 50 ciclos para los modelos temporales. Un buffer local asegura baja latencia y permite reintentos de transmisión.</text:p>
      <text:p text:style-name="Text_20_body">El corazón del sistema es el Ensemble Detector, donde TCN-VAE actúa como detector primario realizando detección temprana sobre el espacio latente con umbral en el percentil 90, actualizándose cada 10 ciclos. Autoencoder funciona como sistema de backup y confirmación, validando mediante reconstrucción con umbral en el percentil 95 de MSE. Isolation Forest sirve como validador adicional para patrones no temporales, reentrenándose cada 1000 ciclos. La capa de fusión implementa reglas de consenso donde si tanto TCN-VAE como Autoencoder detectan anomalía se genera alerta crítica; si solo uno detecta, se genera alerta de precaución y se valida con Isolation Forest; si solo Isolation Forest detecta, se activa monitoreo intensivo.</text:p>
      <text:p text:style-name="Text_20_body">Un estimador de RUL basado en regresión temporal con LSTM estima la vida útil restante por unidad, generando una salida conjunta con el score de anomalía para priorización.</text:p>
      <text:p text:style-name="Text_20_body"><text:soft-page-break/>El Decision Engine combina el score de anomalía, RUL estimado, criticidad del sensor e historial para generar un risk scoring. Este genera prioridad de alerta y acciones sugeridas como inspección o programación de mantenimiento, con interfaz para políticas operacionales incluyendo tolerancia a falsos positivos y umbrales adaptativos.</text:p>
      <text:p text:style-name="Text_20_body">Las salidas del sistema incluyen dashboard para visualizar scores de anomalía, RUL, tendencias por sensor y logs de detección; sistema de alertas por email, SMS o webhooks/API para integración con CMMS; y conexión a base de datos de mantenimiento para órdenes de trabajo automáticas e historial de eventos.</text:p>
      <text:h text:style-name="Heading_20_3" text:outline-level="3">Requisitos Operativos</text:h>
      <text:p text:style-name="Text_20_body">La latencia objetivo es menor a 5 segundos por ciclo para inferencia. El reentrenamiento se programa trimestralmente en producción con capacidad de ajustes rápidos ante drift. El monitoreo de salud de modelos incluye seguimiento de tasa de falsos positivos, cobertura de detección y tiempo medio hasta alerta.</text:p>
      <text:p text:style-name="Text_20_body">La implementación separa la inferencia crítica en edge para latencia del envío resumido a cloud para análisis y reentrenamiento. Todas las decisiones del ensemble se registran para trazabilidad y explicación mediante SHAP o activaciones latentes. Se exponen endpoints seguros para integración con sistemas de mantenimiento existentes.</text:p>
      <text:h text:style-name="Heading_20_3" text:outline-level="3">Estrategia de Despliegue</text:h>
      <text:p text:style-name="Text_20_body">La primera capa utiliza TCN-VAE como detección primaria, actualizándose cada 10 ciclos operativos con umbral en el percentil 90 de la distribución latente. La segunda capa emplea Autoencoder para validación, confirmando las anomalías detectadas por TCN-VAE para reducir falsos positivos mediante consenso, con umbral en el percentil 95 del error de reconstrucción. La tercera capa incorpora Isolation Forest para monitoreo complementario, detectando anomalías no capturadas por los modelos temporales con entrenamiento periódico cada 1000 ciclos.</text:p>
      <text:p text:style-name="Text_20_body">La lógica de fusión establece que cuando tanto TCN-VAE como Autoencoder detectan anomalía se genera alerta crítica con 95% de confianza. Cuando solo uno de ellos detecta anomalía se genera alerta de precaución con 70% de confianza y se valida con Isolation Forest. Cuando solo Isolation Forest detecta anomalía se activa monitoreo intensivo con 50% de confianza.</text:p>
      <text:h text:style-name="Heading_20_3" text:outline-level="3">Métricas Operativas</text:h>
      <text:p text:style-name="Text_20_body">El sistema define latencia de detección menor a 5 segundos por ciclo, tasa de falsos positivos aceptable menor al 15% (equivalente a aproximadamente 3 alertas mensuales por motor), detección mínima antes del fallo de 30% (más de 100 ciclos de RUL restante), y actualización de modelos mediante reentrenamiento trimestral con datos nuevos.</text:p>
      <text:p text:style-name="Horizontal_20_Line"/>
      <text:h text:style-name="Heading_20_2" text:outline-level="2"><text:soft-page-break/>Conclusiones</text:h>
      <text:h text:style-name="Heading_20_3" text:outline-level="3">Hallazgos Principales</text:h>
      <text:p text:style-name="Text_20_body">TCN-VAE es el algoritmo con mejor desempeño global, logrando detección temprana consistente entre 27% y 28% del ciclo en escenarios complejos, con cobertura perfecta en todos los datasets y robustez ante multimodalidad operativa y de fallos.</text:p>
      <text:p text:style-name="Text_20_body">Autoencoder estándar ofrece el mejor balance costo-beneficio gracias a su arquitectura simple y entrenable, alcanzando 100% de detección en FD002, FD003 y FD004 con falsos positivos controlados entre 18% y 41%.</text:p>
      <text:p text:style-name="Text_20_body">Los métodos clásicos no son viables para producción. Z-score colapsa en escenarios multimodales con menos del 5% de detección, mientras que PCA está limitado por falsos positivos elevados y falta de modelado temporal.</text:p>
      <text:p text:style-name="Text_20_body">LSTM-Autoencoder muestra fragilidad inesperada con degradación severa del 70% en FD002 y 64% en FD004, posiblemente debido a sobreajuste a condiciones de entrenamiento específicas.</text:p>
      <text:p text:style-name="Text_20_body">Isolation Forest es viable con ajustes pero requiere tuning agresivo del parámetro de contaminación para reducir falsos positivos, siendo útil como validador complementario en arquitectura ensemble.</text:p>
      <text:h text:style-name="Heading_20_3" text:outline-level="3">Implicaciones para Mantenimiento Predictivo</text:h>
      <text:p text:style-name="Text_20_body">Los beneficios cuantificables incluyen reducción estimada de 40% a 60% en mantenimiento no planificado, aumento de 15% a 25% en disponibilidad de flota, y detección entre 100 y 170 ciclos antes del fallo, equivalente a 50 u 85 horas de vuelo.</text:p>
      <text:p text:style-name="Text_20_body">Los desafíos de implementación comprenden el requerimiento de infraestructura edge para inferencia en tiempo real, la calibración de umbrales según tolerancia al riesgo organizacional, y la integración con sistemas CMMS existentes.</text:p>
      <text:h text:style-name="Heading_20_3" text:outline-level="3">Trabajo Futuro</text:h>
      <text:p text:style-name="Text_20_body">Se propone explorar arquitecturas híbridas combinando TCN-VAE con mecanismos de atención temporal, así como modelos de difusión para generación sintética de datos de fallo. El análisis de incertidumbre debería incorporar intervalos de confianza bayesianos para predicciones de RUL y cuantificación de incertidumbre epistémica en detecciones.</text:p>
      <text:p text:style-name="Text_20_body">La transferencia de conocimiento podría aprovechar pre-entrenamiento en FD001 y FD003 para acelerar convergencia en FD002 y FD004, junto con domain adaptation para reducir la brecha entre simulación y motores reales. La explicabilidad se abordaría mediante SHAP values para interpretación de decisiones de deep learning y visualización de activaciones en espacio latente. Finalmente, la validación en campo debería incluir un piloto con datos reales de operadores aéreos y pruebas A/B comparando con sistemas de mantenimiento tradicionales.</text:p>
      <text:h text:style-name="Heading_20_2" text:outline-level="2"><text:soft-page-break/>Apéndice: Configuración de Hiperparámetros</text:h>
      <text:h text:style-name="Heading_20_3" text:outline-level="3">Autoencoder</text:h>
      <text:p text:style-name="Text_20_body">La arquitectura utiliza capas de 21, 64, 32, 16, 32, 64 y 21 unidades con activación ReLU. Se optimiza con Adam a learning rate de 0.001, batch size de 256 durante 100 epochs máximo con early stopping de paciencia 10 monitoreando la pérdida de validación.</text:p>
      <text:h text:style-name="Heading_20_3" text:outline-level="3">LSTM-Autoencoder</text:h>
      <text:p text:style-name="Text_20_body">El encoder tiene capas de 64 y 32 unidades LSTM, el decoder las mismas en orden inverso. Utiliza secuencias de 50 pasos temporales con dropout de 0.2, optimizador Adam a learning rate 0.001, batch size de 128 durante 150 epochs.</text:p>
      <text:h text:style-name="Heading_20_3" text:outline-level="3">TCN-VAE</text:h>
      <text:p text:style-name="Text_20_body">El encoder usa filtros de 64 y 128 con kernel de tamaño 3 y dilataciones de 1, 2, 4 y 8. La dimensión latente es 16. El decoder tiene filtros de 128 y 64. El peso de KL divergence (beta) es 0.5. Se optimiza con Adam a learning rate 0.0005, batch size de 64 durante 200 epochs.</text:p>
      <text:h text:style-name="Heading_20_3" text:outline-level="3">Isolation Forest</text:h>
      <text:p text:style-name="Text_20_body">Utiliza 100 estimadores con contaminación de 0.1, max features de 1.0 sin bootstrap y semilla aleatoria 42.</text:p>
      <text:h text:style-name="Heading_20_3" text:outline-level="3">PCA</text:h>
      <text:p text:style-name="Text_20_body">Retiene componentes para explicar 95% de la varianza con whitening activado y umbral de anomalía en el percentil 95.</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7:27:32.607035066</meta:creation-date>
    <dc:date>2025-11-25T17:38:57.470481887</dc:date>
    <meta:editing-duration>PT1M14S</meta:editing-duration>
    <meta:editing-cycles>1</meta:editing-cycles>
    <meta:document-statistic meta:table-count="0" meta:image-count="0" meta:object-count="0" meta:page-count="7" meta:paragraph-count="82" meta:word-count="2550" meta:character-count="17369" meta:non-whitespace-character-count="14899"/>
    <meta:generator>LibreOffice/7.3.7.2$Linux_X86_64 LibreOffice_project/30$Build-2</meta:generator>
  </office:meta>
</office:document-meta>
</file>